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9" style:family="paragraph" style:parent-style-name="Preformatted_20_Text">
      <style:text-properties fo:color="#ffffff" loext:opacity="100%" style:text-line-through-style="solid" style:text-line-through-type="single"/>
    </style:style>
    <style:style style:name="P10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63630" officeooo:paragraph-rsid="002d5927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76266" officeooo:paragraph-rsid="002d5927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30aa82" officeooo:paragraph-rsid="0030aa82" style:font-weight-asian="normal" style:font-weight-complex="normal"/>
    </style:style>
    <style:style style:name="P18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P19" style:family="paragraph" style:parent-style-name="Preformatted_20_Text">
      <style:text-properties fo:color="#ffffff" loext:opacity="100%" officeooo:rsid="000a6025" officeooo:paragraph-rsid="000a6025"/>
    </style:style>
    <style:style style:name="P20" style:family="paragraph" style:parent-style-name="Preformatted_20_Text">
      <style:text-properties fo:color="#ffffff" loext:opacity="100%" officeooo:rsid="000542c3" officeooo:paragraph-rsid="000542c3"/>
    </style:style>
    <style:style style:name="P21" style:family="paragraph" style:parent-style-name="Preformatted_20_Text">
      <style:text-properties fo:color="#ffffff" loext:opacity="100%" officeooo:rsid="0008b389" officeooo:paragraph-rsid="0008b389"/>
    </style:style>
    <style:style style:name="P22" style:family="paragraph" style:parent-style-name="Preformatted_20_Text">
      <style:text-properties fo:color="#ffffff" loext:opacity="100%" officeooo:rsid="000bd301" officeooo:paragraph-rsid="000bd301"/>
    </style:style>
    <style:style style:name="P23" style:family="paragraph" style:parent-style-name="Preformatted_20_Text">
      <style:text-properties fo:color="#ffffff" loext:opacity="100%" officeooo:paragraph-rsid="000542c3"/>
    </style:style>
    <style:style style:name="P24" style:family="paragraph" style:parent-style-name="Preformatted_20_Text">
      <style:text-properties fo:color="#ffffff" loext:opacity="100%" officeooo:rsid="001581df" officeooo:paragraph-rsid="001581df"/>
    </style:style>
    <style:style style:name="P25" style:family="paragraph" style:parent-style-name="Preformatted_20_Text">
      <style:text-properties fo:color="#ffffff" loext:opacity="100%" officeooo:rsid="0014e081" officeooo:paragraph-rsid="0014e081"/>
    </style:style>
    <style:style style:name="P26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2d5927" style:font-weight-asian="normal" style:font-weight-complex="normal"/>
    </style:style>
    <style:style style:name="P27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2d5927" style:font-weight-asian="normal" style:font-weight-complex="normal"/>
    </style:style>
    <style:style style:name="P28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P29" style:family="paragraph" style:parent-style-name="Preformatted_20_Text">
      <style:text-properties fo:color="#ffffff" loext:opacity="100%" fo:font-weight="normal" officeooo:rsid="00364f14" officeooo:paragraph-rsid="00364f14" style:font-weight-asian="normal" style:font-weight-complex="normal"/>
    </style:style>
    <style:style style:name="P30" style:family="paragraph" style:parent-style-name="Preformatted_20_Text">
      <style:text-properties fo:color="#ffffff" loext:opacity="100%" fo:font-weight="normal" officeooo:rsid="0037dddb" officeooo:paragraph-rsid="0037dddb" style:font-weight-asian="normal" style:font-weight-complex="normal"/>
    </style:style>
    <style:style style:name="P31" style:family="paragraph" style:parent-style-name="Preformatted_20_Text">
      <style:text-properties fo:color="#ffffff" loext:opacity="100%" style:text-line-through-style="solid" style:text-line-through-type="single" fo:font-weight="normal" officeooo:rsid="0096a559" officeooo:paragraph-rsid="002d5927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eaf813"/>
    </style:style>
    <style:style style:name="T12" style:family="text">
      <style:text-properties officeooo:rsid="0094dc15"/>
    </style:style>
    <style:style style:name="T13" style:family="text">
      <style:text-properties officeooo:rsid="001f18eb"/>
    </style:style>
    <style:style style:name="T14" style:family="text">
      <style:text-properties officeooo:rsid="003498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0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8"><text:span text:style-name="T1">- </text:span>make a<text:span text:style-name="T2">n</text:span> ANS function</text:p>
      <text:p text:style-name="P19">what does an ans function need to be able to do:</text:p>
      <text:p text:style-name="P19">make the currently selected variable the previous answer.</text:p>
      <text:p text:style-name="P19"/>
      <text:p text:style-name="P19">think about what all the the functions need to do, and give them the code to do it.</text:p>
      <text:p text:style-name="P19"/>
      <text:p text:style-name="P19"/>
      <text:p text:style-name="P20"><text:s text:c="2"/>* debug the hell out of it</text:p>
      <text:p text:style-name="P21"><text:tab/>different situations for an ANS</text:p>
      <text:p text:style-name="P22">if the screen is empty, just make num1 &amp; currentNum ANS,</text:p>
      <text:p text:style-name="P22">If there is any content in num1, empty it and make it ANS</text:p>
      <text:p text:style-name="P22">if there is an operator, make num2 ANS</text:p>
      <text:p text:style-name="P11"/>
      <text:p text:style-name="P23"/>
      <text:p text:style-name="P23"/>
      <text:p text:style-name="P4"/>
      <text:p text:style-name="P1">- part <text:span text:style-name="T3">5</text:span>:</text:p>
      <text:p text:style-name="P1">make it able to handle errors</text:p>
      <text:p text:style-name="P15"/>
      <text:p text:style-name="P7"/>
      <text:p text:style-name="P9">- make a function called errorCheckEquals, errorCheckOperator, errorCheckNumber which will contain all the checks for each.</text:p>
      <text:p text:style-name="P4"/>
      <text:p text:style-name="P9">- make functions that check for error-inducing behavior, add them to the controller functions to first check for errors</text:p>
      <text:p text:style-name="P9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4">add the option for different ways to write variables (* and x)</text:p>
      <text:p text:style-name="P4"/>
      <text:p text:style-name="P25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12"><text:span text:style-name="T11">- </text:span>add the operator to the operatorObject + different ways that it can be written</text:p>
      <text:p text:style-name="P13"><text:span text:style-name="T11">- </text:span>write a way to check for this operator in the check<text:span text:style-name="T12">Symbol</text:span>()<text:span text:style-name="T11"> : put it before any other signs that are smaller and might actually get confused with this sign.</text:span></text:p>
      <text:p text:style-name="P31"><text:span text:style-name="T11">- </text:span>make a way to write this in makeSymbolString</text:p>
      <text:p text:style-name="P26"><text:span text:style-name="T11">- </text:span>add the calculation in the doCalculation function</text:p>
      <text:p text:style-name="P27">- <text:span text:style-name="T13">think about possible errors, and add these in checkForErrors()</text:span></text:p>
      <text:p text:style-name="P14"/>
      <text:p text:style-name="P3">errors:</text:p>
      <text:p text:style-name="P16">ans disappears after it was typed</text:p>
      <text:p text:style-name="P16">you can't start a calculation with <text:span text:style-name="T10">an operator.</text:span><text:span text:style-name="T8"> fill in the ans value, otherwise </text:span><text:span text:style-name="T9">rmeove value in calculation</text:span></text:p>
      <text:p text:style-name="P16"/>
      <text:p text:style-name="P17">MEES:</text:p>
      <text:p text:style-name="P18">wortels hoeveelheden</text:p>
      <text:p text:style-name="P18">sin cos tan</text:p>
      <text:p text:style-name="P18">inverse sin cos tan</text:p>
      <text:p text:style-name="P18">e5 (e<text:span text:style-name="T14">xponential</text:span>)</text:p>
      <text:p text:style-name="P18"/>
      <text:p text:style-name="P29">12:sine</text:p>
      <text:p text:style-name="P29">13:cosine</text:p>
      <text:p text:style-name="P29">14:tang</text:p>
      <text:p text:style-name="P29">15:aSine</text:p>
      <text:p text:style-name="P29">16:aCos</text:p>
      <text:p text:style-name="P29">17:aTan</text:p>
      <text:p text:style-name="P29"><text:soft-page-break/></text:p>
      <text:p text:style-name="P30">multiple these:</text:p>
      <text:p text:style-name="P30">(</text:p>
      <text:p text:style-name="P30">pi</text:p>
      <text:p text:style-name="P30">trigFuc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00:03:01.740478796</dc:date>
    <meta:editing-duration>P1DT5H28M27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4" meta:paragraph-count="121" meta:word-count="903" meta:character-count="5070" meta:non-whitespace-character-count="4226"/>
  </office:meta>
</office:document-meta>
</file>